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text/xml" manifest:full-path="meta.xml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styles.xml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gr1" style:family="graphic">
      <style:graphic-properties draw:ole-draw-aspect="1"/>
    </style:style>
  </office:automatic-styles>
  <office:body>
    <office:spreadsheet>
      <table:table table:name="filesize vs index time" table:style-name="ta1">
        <table:shapes>
          <draw:frame draw:z-index="0" draw:style-name="gr1" svg:width="15.998cm" svg:height="9.004cm" svg:x="2.258cm" svg:y="8.58cm">
            <draw:object draw:notify-on-update-of-ranges="'filesize vs index time'.B1:'filesize vs index time'.B7 'filesize vs index time'.C1:'filesize vs index time'.C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>
            <text:p>fulldictionary</text:p>
          </table:table-cell>
          <table:table-cell office:value-type="float" office:value="2765">
            <text:p>2765</text:p>
          </table:table-cell>
          <table:table-cell office:value-type="float" office:value="920">
            <text:p>920</text:p>
          </table:table-cell>
          <table:table-cell office:value-type="float" office:value="1631">
            <text:p>1631</text:p>
          </table:table-cell>
          <table:table-cell table:number-columns-repeated="2"/>
          <table:table-cell table:formula="of:=2765+4.7" office:value-type="float" office:value="2769.7">
            <text:p>2769.7</text:p>
          </table:table-cell>
          <table:table-cell office:value-type="float" office:value="1631">
            <text:p>1631</text:p>
          </table:table-cell>
        </table:table-row>
        <table:table-row table:style-name="ro1">
          <table:table-cell table:style-name="ce1" office:value-type="string">
            <text:p>1to500</text:p>
          </table:table-cell>
          <table:table-cell office:value-type="float" office:value="4.7">
            <text:p>4.7</text:p>
          </table:table-cell>
          <table:table-cell office:value-type="float" office:value="7">
            <text:p>7</text:p>
          </table:table-cell>
          <table:table-cell table:number-columns-repeated="3"/>
          <table:table-cell table:formula="of:==11.9+112.1" office:value-type="float" office:value="124">
            <text:p>124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1.9">
            <text:p>11.9</text:p>
          </table:table-cell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table:number-columns-repeated="2"/>
          <table:table-cell table:formula="of:=1945+1025" office:value-type="float" office:value="2970">
            <text:p>2970</text:p>
          </table:table-cell>
          <table:table-cell office:value-type="float" office:value="1041">
            <text:p>1041</text:p>
          </table:table-cell>
        </table:table-row>
        <table:table-row table:style-name="ro1">
          <table:table-cell office:value-type="string">
            <text:p>efs</text:p>
          </table:table-cell>
          <table:table-cell office:value-type="float" office:value="112.1">
            <text:p>112.1</text:p>
          </table:table-cell>
          <table:table-cell office:value-type="float" office:value="49">
            <text:p>49</text:p>
          </table:table-cell>
          <table:table-cell table:number-columns-repeated="5"/>
        </table:table-row>
        <table:table-row table:style-name="ro1">
          <table:table-cell office:value-type="string">
            <text:p>halfbig</text:p>
          </table:table-cell>
          <table:table-cell office:value-type="float" office:value="1945">
            <text:p>1945</text:p>
          </table:table-cell>
          <table:table-cell office:value-type="float" office:value="701">
            <text:p>701</text:p>
          </table:table-cell>
          <table:table-cell office:value-type="float" office:value="1041">
            <text:p>1041</text:p>
          </table:table-cell>
          <table:table-cell table:number-columns-repeated="4"/>
        </table:table-row>
        <table:table-row table:style-name="ro1">
          <table:table-cell office:value-type="string">
            <text:p>endsmall</text:p>
          </table:table-cell>
          <table:table-cell office:value-type="float" office:value="1024">
            <text:p>1024</text:p>
          </table:table-cell>
          <table:table-cell office:value-type="float" office:value="264">
            <text:p>264</text:p>
          </table:table-cell>
          <table:table-cell table:number-columns-repeated="5"/>
        </table:table-row>
        <table:table-row table:style-name="ro1">
          <table:table-cell office:value-type="string">
            <text:p>end big</text:p>
          </table:table-cell>
          <table:table-cell office:value-type="float" office:value="2252">
            <text:p>2252</text:p>
          </table:table-cell>
          <table:table-cell office:value-type="float" office:value="886">
            <text:p>88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single</text:p>
          </table:table-cell>
          <table:table-cell office:value-type="string">
            <text:p>two</text:p>
          </table:table-cell>
          <table:table-cell table:number-columns-repeated="4"/>
        </table:table-row>
      </table:table>
      <table:table table:name="time vs #files" table:style-name="ta1">
        <table:shapes>
          <draw:frame draw:z-index="0" draw:style-name="gr1" svg:width="15.999cm" svg:height="8.999cm" svg:x="4.616cm" svg:y="0.551cm">
            <draw:object draw:notify-on-update-of-ranges="'time vs #files'.A2:'time vs #files'.A12 'time vs #files'.B2:'time vs #files'.B1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543">
            <text:p>543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692">
            <text:p>692</text:p>
          </table:table-cell>
        </table:table-row>
        <table:table-row table:style-name="ro1">
          <table:table-cell table:formula="of:=84*6" office:value-type="float" office:value="504">
            <text:p>504</text:p>
          </table:table-cell>
          <table:table-cell office:value-type="float" office:value="1069">
            <text:p>1069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1337">
            <text:p>1337</text:p>
          </table:table-cell>
        </table:table-row>
      </table:table>
      <table:table table:name="Sheet3" table:style-name="ta1">
        <table:shapes>
          <draw:frame draw:z-index="0" draw:style-name="gr1" svg:width="15.997cm" svg:height="9.004cm" svg:x="8.811cm" svg:y="1.169cm">
            <draw:object draw:notify-on-update-of-ranges="Sheet3.A2:Sheet3.A27 Sheet3.B2:Sheet3.B2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svg:width="15.997cm" svg:height="9.005cm" svg:x="8.398cm" svg:y="10.465cm">
            <draw:object draw:notify-on-update-of-ranges="Sheet3.A2:Sheet3.A27 Sheet3.B2:Sheet3.B27 Sheet3.A2:Sheet3.A27 Sheet3.C2:Sheet3.C27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>
            <text:p>search terms</text:p>
          </table:table-cell>
          <table:table-cell office:value-type="string">
            <text:p>Tim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</table:table-row>
        <table:table-row table:style-name="ro1">
          <table:table-cell table:number-columns-repeated="3"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c</text:p>
          </table:table-cell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</text:p>
          </table:table-cell>
        </table:table-row>
        <table:table-row table:style-name="ro1">
          <table:table-cell table:number-columns-repeated="2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g</text:p>
          </table:table-cell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h</text:p>
          </table:table-cell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k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p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string">
            <text:p>q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string">
            <text:p>v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string">
            <text:p>w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string">
            <text:p>z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I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Armstrong</meta:initial-creator>
    <meta:creation-date>2012-05-01T22:10:16</meta:creation-date>
    <dc:date>2012-05-02T22:05:50</dc:date>
    <dc:creator>Peter Armstrong</dc:creator>
    <meta:editing-duration>PT1H9M43S</meta:editing-duration>
    <meta:editing-cycles>3</meta:editing-cycles>
    <meta:generator>LibreOffice/3.5$Linux_X86_64 LibreOffice_project/350m1$Build-202</meta:generator>
    <meta:document-statistic meta:table-count="3" meta:cell-count="16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scatter" chart:style-name="ch1">
        <chart:title svg:x="5.587cm" svg:y="0.316cm" chart:style-name="ch2">
          <text:p>Index Time vs File Size</text:p>
        </chart:title>
        <chart:plot-area chart:style-name="ch3" table:cell-range-address="'filesize vs index time'.B1:'filesize vs index time'.C7" svg:x="1.33cm" svg:y="1.635cm" svg:width="14.031cm" svg:height="6.209cm">
          <chartooo:coordinate-region svg:x="2.322cm" svg:y="1.834cm" svg:width="12.667cm" svg:height="5.363cm"/>
          <chart:axis chart:dimension="x" chart:name="primary-x" chart:style-name="ch4">
            <chart:title svg:x="7.335cm" svg:y="8.024cm" chart:style-name="ch5">
              <text:p>File Size (kB)</text:p>
            </chart:title>
          </chart:axis>
          <chart:axis chart:dimension="y" chart:name="primary-y" chart:style-name="ch4">
            <chart:title svg:x="0.451cm" svg:y="5.511cm" chart:style-name="ch6">
              <text:p>Time (ms)</text:p>
            </chart:title>
            <chart:grid chart:style-name="ch7" chart:class="major"/>
          </chart:axis>
          <chart:series chart:style-name="ch8" chart:values-cell-range-address="'filesize vs index time'.C1:'filesize vs index time'.C7" chart:class="chart:scatter">
            <chart:domain table:cell-range-address="'filesize vs index time'.B1:'filesize vs index time'.B7"/>
            <chart:regression-curve chart:style-name="ch9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65">
                <text:p>2765</text:p>
                <draw:g>
                  <svg:desc>'filesize vs index time'.B1:'filesize vs index time'.B7</svg:desc>
                </draw:g>
              </table:table-cell>
              <table:table-cell office:value-type="float" office:value="920">
                <text:p>920</text:p>
                <draw:g>
                  <svg:desc>'filesize vs index time'.C1:'filesize vs index time'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7">
                <text:p>4.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9">
                <text:p>11.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2.1">
                <text:p>112.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45">
                <text:p>1945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24">
                <text:p>1024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52">
                <text:p>2252</text:p>
              </table:table-cell>
              <table:table-cell office:value-type="float" office:value="886">
                <text:p>8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874cm" svg:y="0.316cm" chart:style-name="ch2">
          <text:p>Index Time vs Number of Files</text:p>
        </chart:title>
        <chart:plot-area chart:style-name="ch3" table:cell-range-address="'time vs #files'.A2:'time vs #files'.B12" svg:x="1.331cm" svg:y="1.635cm" svg:width="14.029cm" svg:height="6.204cm">
          <chartooo:coordinate-region svg:x="2.323cm" svg:y="1.834cm" svg:width="12.757cm" svg:height="5.358cm"/>
          <chart:axis chart:dimension="x" chart:name="primary-x" chart:style-name="ch4">
            <chart:title svg:x="7.15cm" svg:y="8.019cm" chart:style-name="ch5">
              <text:p>Number of Files</text:p>
            </chart:title>
          </chart:axis>
          <chart:axis chart:dimension="y" chart:name="primary-y" chart:style-name="ch4">
            <chart:title svg:x="0.451cm" svg:y="5.509cm" chart:style-name="ch6">
              <text:p>Time (ms)</text:p>
            </chart:title>
            <chart:grid chart:style-name="ch7" chart:class="major"/>
          </chart:axis>
          <chart:series chart:style-name="ch8" chart:values-cell-range-address="'time vs #files'.B2:'time vs #files'.B12" chart:class="chart:scatter">
            <chart:domain table:cell-range-address="'time vs #files'.A2:'time vs #files'.A12"/>
            <chart:regression-curve chart:style-name="ch9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time vs #files'.A2:'time vs #files'.A12</svg:desc>
                </draw:g>
              </table:table-cell>
              <table:table-cell office:value-type="float" office:value="2">
                <text:p>2</text:p>
                <draw:g>
                  <svg:desc>'time vs #files'.B2:'time vs #files'.B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">
                <text:p>12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0">
                <text:p>240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0">
                <text:p>390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4">
                <text:p>504</text:p>
              </table:table-cell>
              <table:table-cell office:value-type="float" office:value="1069">
                <text:p>10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74">
                <text:p>474</text:p>
              </table:table-cell>
              <table:table-cell office:value-type="float" office:value="1337">
                <text:p>13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ogarithmic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regression-type="logarithmic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4.913cm" svg:y="0.316cm" chart:style-name="ch2">
          <text:p>Search Terms vs Time Taken </text:p>
        </chart:title>
        <chart:plot-area chart:style-name="ch3" table:cell-range-address="Sheet3.A2:Sheet3.B27" svg:x="1.33cm" svg:y="1.635cm" svg:width="14.03cm" svg:height="6.209cm">
          <chartooo:coordinate-region svg:x="1.951cm" svg:y="1.835cm" svg:width="13.222cm" svg:height="5.362cm"/>
          <chart:axis chart:dimension="x" chart:name="primary-x" chart:style-name="ch4">
            <chart:title svg:x="7.838cm" svg:y="8.024cm" chart:style-name="ch5">
              <text:p>Terms</text:p>
            </chart:title>
          </chart:axis>
          <chart:axis chart:dimension="y" chart:name="primary-y" chart:style-name="ch4">
            <chart:title svg:x="0.451cm" svg:y="5.511cm" chart:style-name="ch6">
              <text:p>Time (ms)</text:p>
            </chart:title>
            <chart:grid chart:style-name="ch7" chart:class="major"/>
          </chart:axis>
          <chart:series chart:style-name="ch8" chart:values-cell-range-address="Sheet3.B2:Sheet3.B27" chart:class="chart:scatter">
            <chart:domain table:cell-range-address="Sheet3.A2:Sheet3.A27"/>
            <chart:regression-curve chart:style-name="ch9"/>
            <chart:data-point chart:repeated="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3.A2:Sheet3.A27</svg:desc>
                </draw:g>
              </table:table-cell>
              <table:table-cell office:value-type="float" office:value="1">
                <text:p>1</text:p>
                <draw:g>
                  <svg:desc>Sheet3.B2:Sheet3.B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regression-type="logarithmic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regression-type="logarithmic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 style:data-style-name="N0">
      <style:chart-properties chart:symbol-type="named-symbol" chart:symbol-name="diamond" chart:symbol-width="0.25cm" chart:symbol-height="0.25cm" chart:regression-type="logarithmic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svg:stroke-color="#ff420e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4.979cm" svg:y="0.316cm" chart:style-name="ch2">
          <text:p>Search Terms vs Time Taken</text:p>
        </chart:title>
        <chart:legend chart:legend-position="end" svg:x="11.056cm" svg:y="3.457cm" style:legend-expansion="high" chart:style-name="ch3"/>
        <chart:plot-area chart:style-name="ch4" table:cell-range-address="Sheet3.A2:Sheet3.C27" svg:x="1.33cm" svg:y="1.635cm" svg:width="9.088cm" svg:height="6.21cm">
          <chartooo:coordinate-region svg:x="1.951cm" svg:y="1.834cm" svg:width="8.281cm" svg:height="5.364cm"/>
          <chart:axis chart:dimension="x" chart:name="primary-x" chart:style-name="ch5">
            <chart:title svg:x="5.102cm" svg:y="8.025cm" chart:style-name="ch6">
              <text:p>Time (ms)</text:p>
            </chart:title>
          </chart:axis>
          <chart:axis chart:dimension="y" chart:name="primary-y" chart:style-name="ch5">
            <chart:title svg:x="0.451cm" svg:y="6.596cm" chart:style-name="ch7">
              <text:p>Number of Search Terms</text:p>
            </chart:title>
            <chart:grid chart:style-name="ch8" chart:class="major"/>
          </chart:axis>
          <chart:series chart:style-name="ch9" chart:values-cell-range-address="Sheet3.B2:Sheet3.B27" chart:class="chart:scatter">
            <chart:domain table:cell-range-address="Sheet3.A2:Sheet3.A27"/>
            <chart:regression-curve chart:style-name="ch10"/>
            <chart:data-point chart:repeated="26"/>
          </chart:series>
          <chart:series chart:style-name="ch11" chart:values-cell-range-address="Sheet3.C2:Sheet3.C27" chart:class="chart:scatter">
            <chart:regression-curve chart:style-name="ch12"/>
            <chart:data-point chart:repeated="2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3.A2:Sheet3.A27</svg:desc>
                </draw:g>
              </table:table-cell>
              <table:table-cell office:value-type="float" office:value="1">
                <text:p>1</text:p>
                <draw:g>
                  <svg:desc>Sheet3.B2:Sheet3.B27</svg:desc>
                </draw:g>
              </table:table-cell>
              <table:table-cell office:value-type="float" office:value="2">
                <text:p>2</text:p>
                <draw:g>
                  <svg:desc>Sheet3.C2:Sheet3.C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